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Morpion (Tic-Tac-Toe)</text:h>
      <text:p text:style-name="Text_20_body"><text:span text:style-name="Strong_20_Emphasis">Simple:</text:span> Aléatoire</text:p>
      <text:list xml:id="list1836270185" text:style-name="L1">
        <text:list-item>
          <text:p text:style-name="P1"><text:span text:style-name="Strong_20_Emphasis">Vitesse algo :</text:span> Très rapide (O(1))</text:p>
        </text:list-item>
        <text:list-item>
          <text:p text:style-name="P1"><text:span text:style-name="Strong_20_Emphasis">Chance de gagner :</text:span> Faible</text:p>
        </text:list-item>
      </text:list>
      <text:p text:style-name="Text_20_body"><text:span text:style-name="Strong_20_Emphasis">Moyen:</text:span> Stratégie simple<text:line-break/>Le bot essaie d'empêcher le joueur de gagner ou de saisir des opportunités évidentes pour lui-même.</text:p>
      <text:list xml:id="list1195107971" text:style-name="L2">
        <text:list-item>
          <text:p text:style-name="P2"><text:span text:style-name="Strong_20_Emphasis">Vitesse algo :</text:span> Rapide (O(n), avec n étant le nombre de cases disponibles)</text:p>
        </text:list-item>
        <text:list-item>
          <text:p text:style-name="P2"><text:span text:style-name="Strong_20_Emphasis">Chance de gagner :</text:span> Moyenne</text:p>
        </text:list-item>
      </text:list>
      <text:p text:style-name="Text_20_body"><text:span text:style-name="Strong_20_Emphasis">Expert:</text:span> Toutes les possibilités sont testées pour obtenir la meilleure.</text:p>
      <text:list xml:id="list3492272065" text:style-name="L3">
        <text:list-item>
          <text:p text:style-name="P3"><text:span text:style-name="Strong_20_Emphasis">Vitesse algo :</text:span> Lente (O(b^d), avec b le facteur de branchement et d la profondeur maximale)</text:p>
        </text:list-item>
        <text:list-item>
          <text:p text:style-name="P3"><text:span text:style-name="Strong_20_Emphasis">Chance de gagner :</text:span> Très élevée</text:p>
        </text:list-item>
      </text:list>
      <text:p text:style-name="Horizontal_20_Line"/>
      <text:h text:style-name="Heading_20_3" text:outline-level="3">Devinette (Guessing Game)</text:h>
      <text:p text:style-name="Text_20_body"><text:span text:style-name="Strong_20_Emphasis">Simple:</text:span> Aléatoire</text:p>
      <text:list xml:id="list2755997512" text:style-name="L4">
        <text:list-item>
          <text:p text:style-name="P4"><text:span text:style-name="Strong_20_Emphasis">Vitesse algo :</text:span> Très rapide (O(1))</text:p>
        </text:list-item>
        <text:list-item>
          <text:p text:style-name="P4"><text:span text:style-name="Strong_20_Emphasis">Chance de gagner :</text:span> Faible</text:p>
        </text:list-item>
      </text:list>
      <text:p text:style-name="Text_20_body"><text:span text:style-name="Strong_20_Emphasis">Moyen:</text:span> Respecte l'indication "plus grand" ou "plus petit". Par exemple, si le nombre est plus grand que le nombre donné aléatoirement, alors cherche un nombre aléatoire plus grand que le premier donné, etc.</text:p>
      <text:list xml:id="list4239045214" text:style-name="L5">
        <text:list-item>
          <text:p text:style-name="P5"><text:span text:style-name="Strong_20_Emphasis">Vitesse algo :</text:span> Moyenne (O(log(n)), à cause des ajustements successifs)</text:p>
        </text:list-item>
        <text:list-item>
          <text:p text:style-name="P5"><text:span text:style-name="Strong_20_Emphasis">Chance de gagner :</text:span> Moyenne</text:p>
        </text:list-item>
      </text:list>
      <text:p text:style-name="Text_20_body"><text:span text:style-name="Strong_20_Emphasis">Expert:</text:span> Si le nombre à deviner est 1000, commence à 500 (milieu), puis ajuste selon "plus grand" ou "plus petit" en utilisant une stratégie de dichotomie.</text:p>
      <text:list xml:id="list1910311738" text:style-name="L6">
        <text:list-item>
          <text:p text:style-name="P6"><text:span text:style-name="Strong_20_Emphasis">Vitesse algo :</text:span> Très rapide (O(log(n)))</text:p>
        </text:list-item>
        <text:list-item>
          <text:p text:style-name="P6"><text:span text:style-name="Strong_20_Emphasis">Chance de gagner :</text:span> Très élevée</text:p>
        </text:list-item>
      </text:list>
      <text:p text:style-name="Horizontal_20_Line"/>
      <text:p text:style-name="Text_20_body"/>
      <text:p text:style-name="Text_20_body"/>
      <text:p text:style-name="Text_20_body"/>
      <text:p text:style-name="Text_20_body"/>
      <text:p text:style-name="Text_20_body"/>
      <text:h text:style-name="Heading_20_3" text:outline-level="3"><text:soft-page-break/>Puissance 4 (Connect Four)</text:h>
      <text:p text:style-name="Text_20_body"><text:span text:style-name="Strong_20_Emphasis">Simple:</text:span> Aléatoire</text:p>
      <text:list xml:id="list669226195" text:style-name="L7">
        <text:list-item>
          <text:p text:style-name="P7"><text:span text:style-name="Strong_20_Emphasis">Vitesse algo :</text:span> Très rapide (O(1))</text:p>
        </text:list-item>
        <text:list-item>
          <text:p text:style-name="P7"><text:span text:style-name="Strong_20_Emphasis">Chance de gagner :</text:span> Faible</text:p>
        </text:list-item>
      </text:list>
      <text:p text:style-name="Text_20_body"><text:span text:style-name="Strong_20_Emphasis">Moyen:</text:span> Stratégie simple<text:line-break/>Le bot essaie d'empêcher le joueur de gagner ou de saisir des opportunités évidentes pour lui-même.</text:p>
      <text:list xml:id="list212571493" text:style-name="L8">
        <text:list-item>
          <text:p text:style-name="P8"><text:span text:style-name="Strong_20_Emphasis">Vitesse algo :</text:span> Rapide (O(n), avec n le nombre de colonnes disponibles)</text:p>
        </text:list-item>
        <text:list-item>
          <text:p text:style-name="P8"><text:span text:style-name="Strong_20_Emphasis">Chance de gagner :</text:span> Moyenne</text:p>
        </text:list-item>
      </text:list>
      <text:p text:style-name="Text_20_body"><text:span text:style-name="Strong_20_Emphasis">Expert:</text:span> Toutes les possibilitétés sont testées pour obtenir la meilleure.</text:p>
      <text:list xml:id="list273307271" text:style-name="L9">
        <text:list-item>
          <text:p text:style-name="P9"><text:span text:style-name="Strong_20_Emphasis">Vitesse algo :</text:span> Lente (O(b^d), avec b le facteur de branchement et d la profondeur maximale)</text:p>
        </text:list-item>
        <text:list-item>
          <text:p text:style-name="P9"><text:span text:style-name="Strong_20_Emphasis">Chance de gagner :</text:span> Très élevée</text:p>
        </text:list-item>
      </text:list>
      <text:p text:style-name="Horizontal_20_Line"/>
      <text:h text:style-name="Heading_20_3" text:outline-level="3">Allumettes (Nim Game)</text:h>
      <text:p text:style-name="Text_20_body"><text:span text:style-name="Strong_20_Emphasis">Simple:</text:span> Aléatoire</text:p>
      <text:list xml:id="list2299064623" text:style-name="L10">
        <text:list-item>
          <text:p text:style-name="P10"><text:span text:style-name="Strong_20_Emphasis">Vitesse algo :</text:span> Très rapide (O(1))</text:p>
        </text:list-item>
        <text:list-item>
          <text:p text:style-name="P10"><text:span text:style-name="Strong_20_Emphasis">Chance de gagner :</text:span> Faible</text:p>
        </text:list-item>
      </text:list>
      <text:p text:style-name="Text_20_body"><text:span text:style-name="Strong_20_Emphasis">Moyen:</text:span> Mixte de simple et expert. Le bot joue aléatoirement la moitié du temps et applique une stratégie optimale le reste du temps.</text:p>
      <text:list xml:id="list1812035036" text:style-name="L11">
        <text:list-item>
          <text:p text:style-name="P11"><text:span text:style-name="Strong_20_Emphasis">Vitesse algo :</text:span> Moyenne (O(1))</text:p>
        </text:list-item>
        <text:list-item>
          <text:p text:style-name="P11"><text:span text:style-name="Strong_20_Emphasis">Chance de gagner :</text:span> Moyenne</text:p>
        </text:list-item>
      </text:list>
      <text:p text:style-name="Text_20_body"><text:span text:style-name="Strong_20_Emphasis">Expert:</text:span> Enlève le nombre d'allumettes optimal en fonction du nombre d'allumettes restant (par exemple, pour 21 au début, cherche à laisser un multiple de 4 à l'adversaire).</text:p>
      <text:list xml:id="list1478884294" text:style-name="L12">
        <text:list-item>
          <text:p text:style-name="P12"><text:span text:style-name="Strong_20_Emphasis">Vitesse algo :</text:span> Très rapide (O(1))</text:p>
        </text:list-item>
        <text:list-item>
          <text:p text:style-name="P12"><text:span text:style-name="Strong_20_Emphasis">Chance de gagner :</text:span> Très élevée</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02T18:21:47.721000000</meta:creation-date>
    <dc:date>2025-01-02T18:23:08.721000000</dc:date>
    <meta:editing-duration>PT1M22S</meta:editing-duration>
    <meta:editing-cycles>1</meta:editing-cycles>
    <meta:document-statistic meta:table-count="0" meta:image-count="0" meta:object-count="0" meta:page-count="2" meta:paragraph-count="40" meta:word-count="383" meta:character-count="2190" meta:non-whitespace-character-count="1871"/>
    <meta:generator>LibreOffice/7.2.1.2$Windows_X86_64 LibreOffice_project/87b77fad49947c1441b67c559c339af8f3517e22</meta:generator>
  </office:meta>
</office:document-meta>
</file>